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c2c" officeooo:paragraph-rsid="00158c2c"/>
    </style:style>
    <style:style style:name="P2" style:family="paragraph" style:parent-style-name="Standard">
      <style:text-properties officeooo:rsid="0016fd5c" officeooo:paragraph-rsid="0016f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itignore</text:p>
      <text:p text:style-name="P1"/>
      <text:p text:style-name="P2">test na comitten van gitigno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07:49:12.641000000</meta:creation-date>
    <dc:date>2024-12-26T07:50:16.448000000</dc:date>
    <meta:editing-duration>PT14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2" meta:word-count="7" meta:character-count="44" meta:non-whitespace-character-count="39"/>
  </office:meta>
</office:document-meta>
</file>